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E6400002F62B916B0A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1cm" svg:stroke-color="#0066cc" draw:marker-start-width="1.852cm" draw:marker-end-width="1.852cm" draw:textarea-horizontal-align="center" draw:textarea-vertical-align="middl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1cm" draw:marker-start-width="1.852cm" draw:marker-end-width="1.852cm" draw:textarea-horizontal-align="center" draw:textarea-vertical-align="middl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0.095cm" svg:y="0.079cm" svg:width="3.685cm" svg:height="12.13cm" draw:z-index="0"><draw:image xlink:href="Pictures/2000000700000E6400002F62B916B0A8.svm" xlink:type="simple" xlink:show="embed" xlink:actuate="onLoad"/></draw:frame><draw:frame draw:style-name="fr1" draw:name="Графический объект2" text:anchor-type="paragraph" svg:x="0.095cm" svg:y="12.208cm" svg:width="3.685cm" svg:height="12.13cm" draw:z-index="1"><draw:image xlink:href="Pictures/2000000700000E6400002F62B916B0A8.svm" xlink:type="simple" xlink:show="embed" xlink:actuate="onLoad"/></draw:frame><draw:path text:anchor-type="paragraph" draw:z-index="2" draw:style-name="gr1" draw:text-style-name="P1" svg:width="0.872cm" svg:height="1.11cm" svg:x="0.905cm" svg:y="12.793cm" svg:viewBox="0 0 873 1111" svg:d="M0 0c178 266 335 545 503 820l264 238 106 53"><text:p/></draw:path><draw:path text:anchor-type="paragraph" draw:z-index="3" draw:style-name="gr2" draw:text-style-name="P1" svg:width="0.211cm" svg:height="1.057cm" svg:x="2.281cm" svg:y="12.846cm" svg:viewBox="0 0 212 1058" svg:d="M0 0c23 273 161 519 185 794l27 264-212-26"><text:p/></draw:path><draw:line text:anchor-type="paragraph" draw:z-index="4" draw:style-name="gr3" draw:text-style-name="P1" svg:x1="0.614cm" svg:y1="13.508cm" svg:x2="3.207cm" svg:y2="16.6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9S</meta:editing-duration>
    <meta:editing-cycles>4</meta:editing-cycles>
    <meta:generator>OpenOffice/4.1.11$Win32 OpenOffice.org_project/4111m1$Build-9808</meta:generator>
    <dc:date>2024-05-30T18:00:09.53</dc: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